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22pt" style:text-underline-style="solid" style:text-underline-width="auto" style:text-underline-color="font-color" fo:font-weight="bold" officeooo:rsid="00033e0e" officeooo:paragraph-rsid="00033e0e" style:font-size-asian="19.25pt" style:font-weight-asian="bold" style:font-size-complex="22pt" style:font-weight-complex="bold"/>
    </style:style>
    <style:style style:name="P2" style:family="paragraph" style:parent-style-name="Standard">
      <style:text-properties fo:font-size="22pt" style:text-underline-style="none" fo:font-weight="normal" officeooo:rsid="00033e0e" officeooo:paragraph-rsid="00033e0e" style:font-size-asian="19.25pt" style:font-weight-asian="normal" style:font-size-complex="22pt" style:font-weight-complex="normal"/>
    </style:style>
    <style:style style:name="P3" style:family="paragraph" style:parent-style-name="Standard">
      <style:text-properties fo:font-size="12pt" style:text-underline-style="none" fo:font-weight="bold" officeooo:rsid="00033e0e" officeooo:paragraph-rsid="00033e0e" style:font-size-asian="10.5pt" style:font-weight-asian="bold" style:font-size-complex="12pt" style:font-weight-complex="bold"/>
    </style:style>
    <style:style style:name="P4" style:family="paragraph" style:parent-style-name="Standard">
      <style:text-properties fo:font-size="22pt" style:text-underline-style="none" fo:font-weight="bold" officeooo:rsid="00033e0e" officeooo:paragraph-rsid="00033e0e" style:font-size-asian="19.25pt" style:font-weight-asian="bold" style:font-size-complex="22pt" style:font-weight-complex="bold"/>
    </style:style>
    <style:style style:name="P5" style:family="paragraph" style:parent-style-name="Standard" style:list-style-name="L1">
      <style:text-properties fo:font-size="12pt" style:text-underline-style="none" fo:font-weight="normal" officeooo:rsid="00033e0e" officeooo:paragraph-rsid="00033e0e" style:font-size-asian="10.5pt" style:font-weight-asian="normal" style:font-size-complex="12pt" style:font-weight-complex="normal"/>
    </style:style>
    <style:style style:name="P6" style:family="paragraph" style:parent-style-name="Standard" style:list-style-name="L1">
      <style:text-properties fo:font-size="12pt" style:text-underline-style="none" fo:font-weight="normal" officeooo:rsid="0006c3a9" officeooo:paragraph-rsid="0006c3a9"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033e0e" officeooo:paragraph-rsid="00033e0e" style:font-size-asian="10.5pt" style:font-weight-asian="normal" style:font-size-complex="12pt" style:font-weight-complex="normal"/>
    </style:style>
    <style:style style:name="P8" style:family="paragraph" style:parent-style-name="Standard" style:list-style-name="L1">
      <style:text-properties fo:font-size="12pt" style:text-underline-style="none" fo:font-weight="normal" officeooo:rsid="00033e0e" officeooo:paragraph-rsid="0006c3a9"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033e0e" officeooo:paragraph-rsid="0006c3a9" style:font-size-asian="10.5pt" style:font-weight-asian="normal" style:font-size-complex="12pt" style:font-weight-complex="normal"/>
    </style:style>
    <style:style style:name="P10" style:family="paragraph" style:parent-style-name="Standard" style:list-style-name="L1">
      <style:text-properties fo:font-size="12pt" style:text-underline-style="none" fo:font-weight="normal" officeooo:rsid="0006c3a9" officeooo:paragraph-rsid="000746a1" style:font-size-asian="10.5pt" style:font-weight-asian="normal" style:font-size-complex="12pt" style:font-weight-complex="normal"/>
    </style:style>
    <style:style style:name="T1" style:family="text">
      <style:text-properties fo:font-size="12pt" style:text-underline-style="solid" style:text-underline-width="auto" style:text-underline-color="font-color" style:font-size-asian="10.5pt" style:font-size-complex="12pt"/>
    </style:style>
    <style:style style:name="T2" style:family="text">
      <style:text-properties fo:font-size="12pt" style:font-size-asian="10.5pt" style:font-size-complex="12pt"/>
    </style:style>
    <style:style style:name="T3" style:family="text">
      <style:text-properties officeooo:rsid="0006c3a9"/>
    </style:style>
    <style:style style:name="T4" style:family="text">
      <style:text-properties officeooo:rsid="000746a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2 NoSQL Daniel Soden</text:p>
      <text:p text:style-name="P1"/>
      <text:p text:style-name="P2">­<text:span text:style-name="T1">Student No: R0024715</text:span></text:p>
      <text:p text:style-name="P2"><text:span text:style-name="T1"/></text:p>
      <text:p text:style-name="P3">Part 1:</text:p>
      <text:p text:style-name="P4"><text:span text:style-name="T2"/></text:p>
      <text:list text:style-name="L1">
        <text:list-item>
          <text:p text:style-name="P5">To improve the performance of queries to the following data set we should introduce the concept of redundancy <text:span text:style-name="T3">into the database</text:span></text:p>
        </text:list-item>
        <text:list-item>
          <text:p text:style-name="P6">This will reduce the number of joins required to retrieve particular datasets we require.</text:p>
        </text:list-item>
      </text:list>
      <text:p text:style-name="P7"/>
      <text:list text:continue-numbering="true" text:style-name="L1">
        <text:list-item>
          <text:p text:style-name="P8">Store (storeID, region, managerID, squareFeet)</text:p>
        </text:list-item>
        <text:list-item>
          <text:p text:style-name="P8">Employee (employeeID, whereWork, employeeName, employeeAddress)</text:p>
        </text:list-item>
        <text:list-item>
          <text:p text:style-name="P8">Department (departmentID, managerID, salesGoal)</text:p>
        </text:list-item>
        <text:list-item>
          <text:p text:style-name="P8">Schedule (departmentID, employeeID, date)</text:p>
        </text:list-item>
      </text:list>
      <text:p text:style-name="P9"/>
      <text:list text:continue-numbering="true" text:style-name="L1">
        <text:list-item>
          <text:p text:style-name="P10">Surprisingly, there is already an element of de-normalization given there is a potential entity that could be present being the manager however to increase redundancy and because it is technically an entity type.</text:p>
        </text:list-item>
        <text:list-item>
          <text:p text:style-name="P10"><text:span text:style-name="T4">From here the best start for denormalisation would be to put Schedule in Employee as the only relevant attribute in this table is date whereas as departmentID and employeeID are foreign keys so for each employee we could include particular date ranges.</text:span></text:p>
        </text:list-item>
        <text:list-item>
          <text:p text:style-name="P10"><text:span text:style-name="T4">Then with 3 entities of employee store and department we wouldn’t really need to denormalise any more.</text:span>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5T18:42:50.864394521</meta:creation-date>
    <dc:date>2025-02-05T19:13:00.134115090</dc:date>
    <meta:editing-duration>PT4M33S</meta:editing-duration>
    <meta:editing-cycles>2</meta:editing-cycles>
    <meta:generator>LibreOffice/24.8.4.2$Linux_X86_64 LibreOffice_project/480$Build-2</meta:generator>
    <meta:document-statistic meta:table-count="0" meta:image-count="0" meta:object-count="0" meta:page-count="1" meta:paragraph-count="12" meta:word-count="165" meta:character-count="1048" meta:non-whitespace-character-count="904"/>
  </office:meta>
</office:document-meta>
</file>